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408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2.196cm"/>
    </style:style>
    <style:style style:name="Table1.D" style:family="table-column">
      <style:table-column-properties style:column-width="1.508cm"/>
    </style:style>
    <style:style style:name="Table1.A1" style:family="table-cell">
      <style:table-cell-properties style:border-line-width-top="0.028cm 0.028cm 0.028cm" fo:padding="0.097cm" fo:border-left="none" fo:border-right="none" fo:border-top="2.4pt double #000000" fo:border-bottom="none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408cm" table:align="left"/>
    </style:style>
    <style:style style:name="Table2.A" style:family="table-column">
      <style:table-column-properties style:column-width="1.296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2.196cm"/>
    </style:style>
    <style:style style:name="Table2.D" style:family="table-column">
      <style:table-column-properties style:column-width="1.508cm"/>
    </style:style>
    <style:style style:name="Table2.A1" style:family="table-cell">
      <style:table-cell-properties style:border-line-width-top="0.028cm 0.028cm 0.028cm" fo:padding="0.097cm" fo:border-left="none" fo:border-right="none" fo:border-top="2.4pt double #000000" fo:border-bottom="none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408cm" table:align="left"/>
    </style:style>
    <style:style style:name="Table3.A" style:family="table-column">
      <style:table-column-properties style:column-width="1.296cm"/>
    </style:style>
    <style:style style:name="Table3.B" style:family="table-column">
      <style:table-column-properties style:column-width="2.408cm"/>
    </style:style>
    <style:style style:name="Table3.C" style:family="table-column">
      <style:table-column-properties style:column-width="2.196cm"/>
    </style:style>
    <style:style style:name="Table3.D" style:family="table-column">
      <style:table-column-properties style:column-width="1.508cm"/>
    </style:style>
    <style:style style:name="Table3.A1" style:family="table-cell">
      <style:table-cell-properties style:border-line-width-top="0.028cm 0.028cm 0.028cm" fo:padding="0.097cm" fo:border-left="none" fo:border-right="none" fo:border-top="2.4pt double #000000" fo:border-bottom="none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408cm" table:align="left"/>
    </style:style>
    <style:style style:name="Table4.A" style:family="table-column">
      <style:table-column-properties style:column-width="3.307cm"/>
    </style:style>
    <style:style style:name="Table4.B" style:family="table-column">
      <style:table-column-properties style:column-width="4.101cm"/>
    </style:style>
    <style:style style:name="Table4.A1" style:family="table-cell">
      <style:table-cell-properties fo:background-color="#b2b2b2" style:border-line-width-top="0.028cm 0.028cm 0.028cm" fo:padding="0.097cm" fo:border-left="none" fo:border-right="none" fo:border-top="2.4pt double #000000" fo:border-bottom="none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7.408cm" table:align="left"/>
    </style:style>
    <style:style style:name="Table5.A" style:family="table-column">
      <style:table-column-properties style:column-width="3.307cm"/>
    </style:style>
    <style:style style:name="Table5.B" style:family="table-column">
      <style:table-column-properties style:column-width="4.101cm"/>
    </style:style>
    <style:style style:name="Table5.A1" style:family="table-cell">
      <style:table-cell-properties fo:background-color="#b2b2b2" style:border-line-width-top="0.028cm 0.028cm 0.028cm" fo:padding="0.097cm" fo:border-left="none" fo:border-right="none" fo:border-top="2.4pt double #000000" fo:border-bottom="none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2465" officeooo:paragraph-rsid="000f2465"/>
    </style:style>
    <style:style style:name="P2" style:family="paragraph" style:parent-style-name="Standard">
      <style:text-properties officeooo:rsid="000f2465" officeooo:paragraph-rsid="00107fdb"/>
    </style:style>
    <style:style style:name="P3" style:family="paragraph" style:parent-style-name="Standard">
      <style:text-properties officeooo:rsid="000f2465" officeooo:paragraph-rsid="00175601"/>
    </style:style>
    <style:style style:name="P4" style:family="paragraph" style:parent-style-name="Standard">
      <style:text-properties officeooo:paragraph-rsid="00107fdb"/>
    </style:style>
    <style:style style:name="P5" style:family="paragraph" style:parent-style-name="Standard">
      <style:text-properties officeooo:paragraph-rsid="00127e7b"/>
    </style:style>
    <style:style style:name="P6" style:family="paragraph" style:parent-style-name="Standard">
      <style:text-properties officeooo:paragraph-rsid="0013dcae"/>
    </style:style>
    <style:style style:name="P7" style:family="paragraph" style:parent-style-name="Standard">
      <style:text-properties officeooo:paragraph-rsid="0014882d"/>
    </style:style>
    <style:style style:name="P8" style:family="paragraph" style:parent-style-name="Standard">
      <style:text-properties officeooo:paragraph-rsid="00175601"/>
    </style:style>
    <style:style style:name="P9" style:family="paragraph" style:parent-style-name="Standard">
      <style:text-properties officeooo:rsid="001a00c2" officeooo:paragraph-rsid="001a00c2"/>
    </style:style>
    <style:style style:name="P10" style:family="paragraph" style:parent-style-name="Standard">
      <style:text-properties officeooo:rsid="001b3330" officeooo:paragraph-rsid="001b3330"/>
    </style:style>
    <style:style style:name="P11" style:family="paragraph" style:parent-style-name="Standard">
      <style:text-properties officeooo:rsid="001d2e55" officeooo:paragraph-rsid="001d2e55"/>
    </style:style>
    <style:style style:name="P12" style:family="paragraph" style:parent-style-name="Standard">
      <style:text-properties officeooo:rsid="001eb29a" officeooo:paragraph-rsid="001eb29a"/>
    </style:style>
    <style:style style:name="P13" style:family="paragraph" style:parent-style-name="Standard">
      <style:text-properties officeooo:rsid="00211796" officeooo:paragraph-rsid="0021dc28"/>
    </style:style>
    <style:style style:name="P14" style:family="paragraph" style:parent-style-name="Standard">
      <style:text-properties officeooo:rsid="00236830" officeooo:paragraph-rsid="0024d8bd"/>
    </style:style>
    <style:style style:name="P15" style:family="paragraph" style:parent-style-name="Standard">
      <style:text-properties officeooo:rsid="00236830" officeooo:paragraph-rsid="0025bff5"/>
    </style:style>
    <style:style style:name="P16" style:family="paragraph" style:parent-style-name="Standard">
      <style:text-properties officeooo:rsid="0024d8bd" officeooo:paragraph-rsid="0024d8bd"/>
    </style:style>
    <style:style style:name="P17" style:family="paragraph" style:parent-style-name="Standard">
      <style:text-properties officeooo:rsid="002706a1" officeooo:paragraph-rsid="002706a1"/>
    </style:style>
    <style:style style:name="P18" style:family="paragraph" style:parent-style-name="Standard">
      <style:text-properties fo:font-size="18pt" officeooo:rsid="001b3330" officeooo:paragraph-rsid="001b3330" style:font-size-asian="18pt" style:font-size-complex="18pt"/>
    </style:style>
    <style:style style:name="P19" style:family="paragraph" style:parent-style-name="Standard">
      <style:text-properties style:text-position="0% 100%" style:font-name="Liberation Serif" fo:font-size="18pt" officeooo:rsid="001b3330" officeooo:paragraph-rsid="001b3330" style:font-name-asian="Droid Sans Fallback" style:font-size-asian="18pt" style:font-name-complex="FreeSans" style:font-size-complex="18pt"/>
    </style:style>
    <style:style style:name="P20" style:family="paragraph" style:parent-style-name="Standard">
      <style:text-properties style:text-position="0% 100%" style:font-name="Liberation Serif" fo:font-size="18pt" officeooo:rsid="001d2e55" officeooo:paragraph-rsid="001d2e55" style:font-name-asian="Droid Sans Fallback" style:font-size-asian="18pt" style:font-name-complex="FreeSans" style:font-size-complex="18pt"/>
    </style:style>
    <style:style style:name="P21" style:family="paragraph" style:parent-style-name="Standard">
      <style:text-properties style:text-position="0% 100%" style:font-name="Liberation Serif" fo:font-size="18pt" officeooo:rsid="0021dc28" officeooo:paragraph-rsid="0021dc28" style:font-name-asian="Droid Sans Fallback" style:font-size-asian="18pt" style:font-name-complex="FreeSans" style:font-size-complex="18pt"/>
    </style:style>
    <style:style style:name="P22" style:family="paragraph" style:parent-style-name="Standard">
      <style:text-properties style:text-position="0% 100%" style:font-name="Liberation Serif" fo:font-size="18pt" officeooo:rsid="00236830" officeooo:paragraph-rsid="0024d8bd" style:font-name-asian="Droid Sans Fallback" style:font-size-asian="18pt" style:font-name-complex="FreeSans" style:font-size-complex="18pt"/>
    </style:style>
    <style:style style:name="P23" style:family="paragraph" style:parent-style-name="Standard">
      <style:text-properties style:text-position="0% 100%" style:font-name="Liberation Serif" fo:font-size="18pt" officeooo:rsid="00236830" officeooo:paragraph-rsid="00236830" style:font-name-asian="Droid Sans Fallback" style:font-size-asian="18pt" style:font-name-complex="FreeSans" style:font-size-complex="18pt"/>
    </style:style>
    <style:style style:name="P24" style:family="paragraph" style:parent-style-name="Standard">
      <style:text-properties style:text-position="0% 100%" style:font-name="Liberation Serif" fo:font-size="18pt" officeooo:rsid="00291f9d" officeooo:paragraph-rsid="00291f9d" style:font-name-asian="Droid Sans Fallback" style:font-size-asian="18pt" style:font-name-complex="FreeSans" style:font-size-complex="18pt"/>
    </style:style>
    <style:style style:name="P25" style:family="paragraph" style:parent-style-name="Standard">
      <style:text-properties style:text-position="0% 100%" style:font-name="Liberation Serif1" fo:font-size="18pt" officeooo:rsid="0025bff5" officeooo:paragraph-rsid="0025bff5" style:font-name-asian="Liberation Serif1" style:font-size-asian="18pt" style:font-name-complex="Liberation Serif1" style:font-size-complex="18pt"/>
    </style:style>
    <style:style style:name="P26" style:family="paragraph" style:parent-style-name="Standard">
      <style:text-properties style:text-position="0% 100%" style:font-name="Liberation Serif1" fo:font-size="18pt" officeooo:rsid="002706a1" officeooo:paragraph-rsid="002706a1" style:font-name-asian="Droid Sans Fallback" style:font-size-asian="18pt" style:font-name-complex="FreeSans" style:font-size-complex="18pt"/>
    </style:style>
    <style:style style:name="P27" style:family="paragraph" style:parent-style-name="Standard">
      <style:text-properties style:text-position="0% 100%" style:font-name="Liberation Serif1" fo:font-size="18pt" officeooo:rsid="0028ac18" officeooo:paragraph-rsid="002706a1" style:font-name-asian="Droid Sans Fallback" style:font-size-asian="18pt" style:font-name-complex="FreeSans" style:font-size-complex="18pt"/>
    </style:style>
    <style:style style:name="P28" style:family="paragraph" style:parent-style-name="Standard">
      <style:text-properties style:text-position="0% 100%" style:font-name="Liberation Serif1" fo:font-size="18pt" officeooo:rsid="002b3fe1" officeooo:paragraph-rsid="002b3fe1" style:font-name-asian="Droid Sans Fallback" style:font-size-asian="18pt" style:font-name-complex="FreeSans" style:font-size-complex="18pt"/>
    </style:style>
    <style:style style:name="P29" style:family="paragraph" style:parent-style-name="Standard">
      <style:text-properties style:text-position="0% 100%" style:font-name="Liberation Serif1" fo:font-size="18pt" officeooo:rsid="002e9978" officeooo:paragraph-rsid="002e9978" style:font-name-asian="Droid Sans Fallback" style:font-size-asian="18pt" style:font-name-complex="FreeSans" style:font-size-complex="18pt"/>
    </style:style>
    <style:style style:name="P30" style:family="paragraph" style:parent-style-name="Standard">
      <style:text-properties style:text-position="0% 100%" style:font-name="Liberation Serif1" fo:font-size="18pt" officeooo:rsid="002ea177" officeooo:paragraph-rsid="002ea177" style:font-name-asian="Droid Sans Fallback" style:font-size-asian="18pt" style:font-name-complex="FreeSans" style:font-size-complex="18pt"/>
    </style:style>
    <style:style style:name="P31" style:family="paragraph" style:parent-style-name="Standard">
      <style:text-properties style:text-position="0% 100%" style:font-name="Liberation Serif1" fo:font-size="18pt" officeooo:rsid="003025b2" officeooo:paragraph-rsid="003025b2" style:font-name-asian="Droid Sans Fallback" style:font-size-asian="18pt" style:font-name-complex="FreeSans" style:font-size-complex="18pt"/>
    </style:style>
    <style:style style:name="P32" style:family="paragraph" style:parent-style-name="Standard">
      <style:text-properties style:text-position="0% 100%" style:font-name="Liberation Serif1" fo:font-size="18pt" officeooo:rsid="0031c256" officeooo:paragraph-rsid="0031c256" style:font-name-asian="Droid Sans Fallback" style:font-size-asian="18pt" style:font-name-complex="FreeSans" style:font-size-complex="18pt"/>
    </style:style>
    <style:style style:name="P33" style:family="paragraph" style:parent-style-name="Standard">
      <style:text-properties style:text-position="0% 100%" style:font-name="Liberation Serif1" fo:font-size="18pt" officeooo:rsid="0032efbb" officeooo:paragraph-rsid="0032efbb" style:font-name-asian="Droid Sans Fallback" style:font-size-asian="18pt" style:font-name-complex="FreeSans" style:font-size-complex="18pt"/>
    </style:style>
    <style:style style:name="P34" style:family="paragraph" style:parent-style-name="Standard">
      <style:text-properties style:text-position="0% 100%" style:font-name="Liberation Serif1" fo:font-size="18pt" officeooo:rsid="003373aa" officeooo:paragraph-rsid="003373aa" style:font-name-asian="Droid Sans Fallback" style:font-size-asian="18pt" style:font-name-complex="FreeSans" style:font-size-complex="18pt"/>
    </style:style>
    <style:style style:name="P35" style:family="paragraph" style:parent-style-name="Standard">
      <style:text-properties style:text-position="0% 100%" style:font-name="Liberation Serif1" fo:font-size="18pt" officeooo:rsid="00341d95" officeooo:paragraph-rsid="00341d95" style:font-name-asian="Droid Sans Fallback" style:font-size-asian="18pt" style:font-name-complex="FreeSans" style:font-size-complex="18pt"/>
    </style:style>
    <style:style style:name="P36" style:family="paragraph" style:parent-style-name="Standard">
      <style:text-properties style:text-position="0% 100%" style:font-name="Liberation Serif1" fo:font-size="18pt" officeooo:rsid="003c1add" officeooo:paragraph-rsid="003c1add" style:font-name-asian="Droid Sans Fallback" style:font-size-asian="18pt" style:font-name-complex="FreeSans" style:font-size-complex="18pt"/>
    </style:style>
    <style:style style:name="P37" style:family="paragraph" style:parent-style-name="Standard">
      <style:text-properties style:text-position="0% 100%" style:font-name="Liberation Serif1" fo:font-size="18pt" officeooo:rsid="003eebdf" officeooo:paragraph-rsid="003eebdf" style:font-name-asian="Droid Sans Fallback" style:font-size-asian="18pt" style:font-name-complex="FreeSans" style:font-size-complex="18pt"/>
    </style:style>
    <style:style style:name="P38" style:family="paragraph" style:parent-style-name="Standard">
      <style:text-properties style:text-position="0% 100%" style:font-name="Liberation Serif1" fo:font-size="18pt" officeooo:rsid="0043017d" officeooo:paragraph-rsid="0043017d" style:font-name-asian="Droid Sans Fallback" style:font-size-asian="18pt" style:font-name-complex="FreeSans" style:font-size-complex="18pt"/>
    </style:style>
    <style:style style:name="P39" style:family="paragraph" style:parent-style-name="Standard">
      <style:text-properties style:text-position="0% 100%" style:font-name="Liberation Serif1" fo:font-size="18pt" officeooo:rsid="00434652" officeooo:paragraph-rsid="00434652" style:font-name-asian="Droid Sans Fallback" style:font-size-asian="18pt" style:font-name-complex="FreeSans" style:font-size-complex="18pt"/>
    </style:style>
    <style:style style:name="P40" style:family="paragraph" style:parent-style-name="Standard">
      <style:text-properties style:text-position="0% 100%" style:font-name="Liberation Serif1" fo:font-size="18pt" officeooo:rsid="003f6d89" officeooo:paragraph-rsid="003f6d89" style:font-name-asian="Droid Sans Fallback" style:font-size-asian="18pt" style:font-name-complex="FreeSans" style:font-size-complex="18pt"/>
    </style:style>
    <style:style style:name="P41" style:family="paragraph" style:parent-style-name="Standard">
      <style:text-properties style:text-position="0% 100%" style:font-name="Liberation Serif1" fo:font-size="18pt" officeooo:rsid="003fd161" officeooo:paragraph-rsid="003fd161" style:font-name-asian="Droid Sans Fallback" style:font-size-asian="18pt" style:font-name-complex="FreeSans" style:font-size-complex="18pt"/>
    </style:style>
    <style:style style:name="P42" style:family="paragraph" style:parent-style-name="Standard">
      <style:text-properties style:text-position="0% 100%" style:font-name="Liberation Serif1" fo:font-size="18pt" officeooo:rsid="00423131" officeooo:paragraph-rsid="00423131" style:font-name-asian="Droid Sans Fallback" style:font-size-asian="18pt" style:font-name-complex="FreeSans" style:font-size-complex="18pt"/>
    </style:style>
    <style:style style:name="P43" style:family="paragraph" style:parent-style-name="Standard">
      <style:text-properties style:text-position="0% 100%" style:font-name="Liberation Serif1" fo:font-size="18pt" officeooo:rsid="004629c1" officeooo:paragraph-rsid="004629c1" style:font-name-asian="Droid Sans Fallback" style:font-size-asian="18pt" style:font-name-complex="FreeSans" style:font-size-complex="18pt"/>
    </style:style>
    <style:style style:name="P44" style:family="paragraph" style:parent-style-name="Standard">
      <style:text-properties style:text-position="0% 100%" style:font-name="Liberation Serif1" fo:font-size="18pt" officeooo:rsid="0046fb74" officeooo:paragraph-rsid="0046fb74" style:font-name-asian="Droid Sans Fallback" style:font-size-asian="18pt" style:font-name-complex="FreeSans" style:font-size-complex="18pt"/>
    </style:style>
    <style:style style:name="P45" style:family="paragraph" style:parent-style-name="Standard">
      <style:text-properties style:text-position="0% 100%" style:font-name="Liberation Serif1" fo:font-size="18pt" officeooo:rsid="0048f3ec" officeooo:paragraph-rsid="0048f3ec" style:font-name-asian="Droid Sans Fallback" style:font-size-asian="18pt" style:font-name-complex="FreeSans" style:font-size-complex="18pt"/>
    </style:style>
    <style:style style:name="P46" style:family="paragraph" style:parent-style-name="Standard">
      <style:text-properties style:text-position="0% 100%" style:font-name="Liberation Serif1" fo:font-size="18pt" officeooo:rsid="0049bf54" officeooo:paragraph-rsid="004a78eb" style:font-name-asian="Droid Sans Fallback" style:font-size-asian="18pt" style:font-name-complex="FreeSans" style:font-size-complex="18pt"/>
    </style:style>
    <style:style style:name="P47" style:family="paragraph" style:parent-style-name="Standard">
      <style:text-properties style:text-position="0% 100%" style:font-name="Liberation Serif1" fo:font-size="18pt" officeooo:rsid="004ce39f" officeooo:paragraph-rsid="004ce39f" style:font-name-asian="Droid Sans Fallback" style:font-size-asian="18pt" style:font-name-complex="FreeSans" style:font-size-complex="18pt"/>
    </style:style>
    <style:style style:name="P48" style:family="paragraph" style:parent-style-name="Standard">
      <style:text-properties style:text-position="0% 100%" style:font-name="Liberation Serif1" fo:font-size="18pt" officeooo:rsid="004f620c" officeooo:paragraph-rsid="004f620c" style:font-name-asian="Droid Sans Fallback" style:font-size-asian="18pt" style:font-name-complex="FreeSans" style:font-size-complex="18pt"/>
    </style:style>
    <style:style style:name="P49" style:family="paragraph" style:parent-style-name="Standard">
      <style:text-properties style:text-position="0% 100%" style:font-name="Liberation Serif1" fo:font-size="18pt" officeooo:rsid="0050f29b" officeooo:paragraph-rsid="0050f29b" style:font-name-asian="Droid Sans Fallback" style:font-size-asian="18pt" style:font-name-complex="FreeSans" style:font-size-complex="18pt"/>
    </style:style>
    <style:style style:name="P50" style:family="paragraph" style:parent-style-name="Standard">
      <style:text-properties style:text-position="0% 100%" style:font-name="Liberation Serif1" fo:font-size="18pt" officeooo:rsid="00528754" officeooo:paragraph-rsid="00528754" style:font-name-asian="Droid Sans Fallback" style:font-size-asian="18pt" style:font-name-complex="FreeSans" style:font-size-complex="18pt"/>
    </style:style>
    <style:style style:name="P51" style:family="paragraph" style:parent-style-name="Standard">
      <style:text-properties style:text-position="0% 100%" style:font-name="Liberation Serif1" fo:font-size="18pt" officeooo:rsid="00541dd7" officeooo:paragraph-rsid="00541dd7" style:font-name-asian="Droid Sans Fallback" style:font-size-asian="18pt" style:font-name-complex="FreeSans" style:font-size-complex="18pt"/>
    </style:style>
    <style:style style:name="P52" style:family="paragraph" style:parent-style-name="Standard">
      <style:text-properties style:text-position="0% 100%" style:font-name="Liberation Serif1" fo:font-size="18pt" officeooo:rsid="00558957" officeooo:paragraph-rsid="00558957" style:font-name-asian="Droid Sans Fallback" style:font-size-asian="18pt" style:font-name-complex="FreeSans" style:font-size-complex="18pt"/>
    </style:style>
    <style:style style:name="P53" style:family="paragraph" style:parent-style-name="Standard">
      <style:text-properties style:text-position="0% 100%" style:font-name="Liberation Serif1" fo:font-size="18pt" officeooo:rsid="00561649" officeooo:paragraph-rsid="00561649" style:font-name-asian="Droid Sans Fallback" style:font-size-asian="18pt" style:font-name-complex="FreeSans" style:font-size-complex="18pt"/>
    </style:style>
    <style:style style:name="P54" style:family="paragraph" style:parent-style-name="Standard">
      <style:text-properties style:text-position="0% 100%" style:font-name="Liberation Serif1" fo:font-size="18pt" officeooo:rsid="0056e964" officeooo:paragraph-rsid="0056e964" style:font-name-asian="Droid Sans Fallback" style:font-size-asian="18pt" style:font-name-complex="FreeSans" style:font-size-complex="18pt"/>
    </style:style>
    <style:style style:name="P55" style:family="paragraph" style:parent-style-name="Standard">
      <style:text-properties style:text-position="0% 100%" style:font-name="Liberation Serif1" fo:font-size="18pt" officeooo:rsid="005770bc" officeooo:paragraph-rsid="005770bc" style:font-name-asian="Droid Sans Fallback" style:font-size-asian="18pt" style:font-name-complex="FreeSans" style:font-size-complex="18pt"/>
    </style:style>
    <style:style style:name="P56" style:family="paragraph" style:parent-style-name="Standard">
      <style:text-properties style:text-position="0% 100%" style:font-name="Liberation Serif1" fo:font-size="18pt" officeooo:rsid="005d6e2a" officeooo:paragraph-rsid="005d6e2a" style:font-name-asian="Droid Sans Fallback" style:font-size-asian="18pt" style:font-name-complex="FreeSans" style:font-size-complex="18pt"/>
    </style:style>
    <style:style style:name="P57" style:family="paragraph" style:parent-style-name="Standard">
      <style:text-properties officeooo:rsid="002b3fe1" officeooo:paragraph-rsid="002b3fe1"/>
    </style:style>
    <style:style style:name="P58" style:family="paragraph" style:parent-style-name="Standard">
      <style:text-properties officeooo:rsid="002b3fe1" officeooo:paragraph-rsid="002bfa77"/>
    </style:style>
    <style:style style:name="P59" style:family="paragraph" style:parent-style-name="Standard">
      <style:text-properties officeooo:rsid="002de56e" officeooo:paragraph-rsid="002de56e"/>
    </style:style>
    <style:style style:name="P60" style:family="paragraph" style:parent-style-name="Standard">
      <style:text-properties officeooo:rsid="0031c256" officeooo:paragraph-rsid="0032efbb"/>
    </style:style>
    <style:style style:name="P61" style:family="paragraph" style:parent-style-name="Standard">
      <style:text-properties officeooo:rsid="00341d95" officeooo:paragraph-rsid="00341d95"/>
    </style:style>
    <style:style style:name="P62" style:family="paragraph" style:parent-style-name="Standard">
      <style:text-properties officeooo:rsid="00384087" officeooo:paragraph-rsid="0039d83f"/>
    </style:style>
    <style:style style:name="P63" style:family="paragraph" style:parent-style-name="Standard">
      <style:text-properties officeooo:rsid="003c1add" officeooo:paragraph-rsid="003c1add"/>
    </style:style>
    <style:style style:name="P64" style:family="paragraph" style:parent-style-name="Standard">
      <style:text-properties officeooo:rsid="003deccf" officeooo:paragraph-rsid="003eebdf"/>
    </style:style>
    <style:style style:name="P65" style:family="paragraph" style:parent-style-name="Standard">
      <style:text-properties officeooo:rsid="003f6d89" officeooo:paragraph-rsid="003f6d89"/>
    </style:style>
    <style:style style:name="P66" style:family="paragraph" style:parent-style-name="Standard">
      <style:text-properties officeooo:rsid="00446e24" officeooo:paragraph-rsid="004629c1"/>
    </style:style>
    <style:style style:name="P67" style:family="paragraph" style:parent-style-name="Standard">
      <style:text-properties officeooo:rsid="0058bd59" officeooo:paragraph-rsid="0058bd59"/>
    </style:style>
    <style:style style:name="P68" style:family="paragraph" style:parent-style-name="Standard">
      <style:text-properties officeooo:rsid="005939a8" officeooo:paragraph-rsid="005939a8"/>
    </style:style>
    <style:style style:name="P69" style:family="paragraph" style:parent-style-name="Table_20_Contents">
      <style:paragraph-properties fo:text-align="center" style:justify-single-word="false"/>
      <style:text-properties officeooo:rsid="000f2465" officeooo:paragraph-rsid="000f2465"/>
    </style:style>
    <style:style style:name="P70" style:family="paragraph" style:parent-style-name="Table_20_Contents">
      <style:paragraph-properties fo:text-align="center" style:justify-single-word="false"/>
      <style:text-properties officeooo:rsid="000f2465" officeooo:paragraph-rsid="00107fdb"/>
    </style:style>
    <style:style style:name="P71" style:family="paragraph" style:parent-style-name="Table_20_Contents">
      <style:paragraph-properties fo:text-align="center" style:justify-single-word="false"/>
      <style:text-properties officeooo:rsid="00127e7b" officeooo:paragraph-rsid="00127e7b"/>
    </style:style>
    <style:style style:name="P72" style:family="paragraph" style:parent-style-name="Table_20_Contents">
      <style:paragraph-properties fo:text-align="center" style:justify-single-word="false"/>
    </style:style>
    <style:style style:name="P73" style:family="paragraph" style:parent-style-name="Table_20_Contents">
      <style:paragraph-properties fo:text-align="center" style:justify-single-word="false"/>
      <style:text-properties officeooo:paragraph-rsid="00107fdb"/>
    </style:style>
    <style:style style:name="P74" style:family="paragraph" style:parent-style-name="Table_20_Contents">
      <style:paragraph-properties fo:text-align="center" style:justify-single-word="false"/>
      <style:text-properties officeooo:paragraph-rsid="00127e7b"/>
    </style:style>
    <style:style style:name="P75" style:family="paragraph" style:parent-style-name="Table_20_Contents">
      <style:paragraph-properties fo:text-align="center" style:justify-single-word="false"/>
      <style:text-properties officeooo:paragraph-rsid="0013dcae"/>
    </style:style>
    <style:style style:name="P76" style:family="paragraph" style:parent-style-name="Table_20_Contents">
      <style:paragraph-properties fo:text-align="center" style:justify-single-word="false"/>
      <style:text-properties officeooo:paragraph-rsid="0014882d"/>
    </style:style>
    <style:style style:name="P7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f2465" officeooo:paragraph-rsid="00107fdb"/>
    </style:style>
    <style:style style:name="P7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f2465" officeooo:paragraph-rsid="000f2465"/>
    </style:style>
    <style:style style:name="P7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f2465" officeooo:paragraph-rsid="0013dcae"/>
    </style:style>
    <style:style style:name="P8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f2465" officeooo:paragraph-rsid="0014882d"/>
    </style:style>
    <style:style style:name="P8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27e7b" officeooo:paragraph-rsid="00127e7b"/>
    </style:style>
    <style:style style:name="P8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3dcae" officeooo:paragraph-rsid="0013dcae"/>
    </style:style>
    <style:style style:name="P8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3dcae" officeooo:paragraph-rsid="0014882d"/>
    </style:style>
    <style:style style:name="T1" style:family="text">
      <style:text-properties officeooo:rsid="00107fdb"/>
    </style:style>
    <style:style style:name="T2" style:family="text">
      <style:text-properties officeooo:rsid="00127e7b"/>
    </style:style>
    <style:style style:name="T3" style:family="text">
      <style:text-properties officeooo:rsid="0013dcae"/>
    </style:style>
    <style:style style:name="T4" style:family="text">
      <style:text-properties officeooo:rsid="0014882d"/>
    </style:style>
    <style:style style:name="T5" style:family="text">
      <style:text-properties officeooo:rsid="0015b763"/>
    </style:style>
    <style:style style:name="T6" style:family="text">
      <style:text-properties style:text-underline-style="solid" style:text-underline-width="auto" style:text-underline-color="font-color" officeooo:rsid="0015b763"/>
    </style:style>
    <style:style style:name="T7" style:family="text">
      <style:text-properties style:text-underline-style="solid" style:text-underline-width="auto" style:text-underline-color="font-color" officeooo:rsid="00175601"/>
    </style:style>
    <style:style style:name="T8" style:family="text">
      <style:text-properties style:text-underline-style="solid" style:text-underline-width="auto" style:text-underline-color="font-color" officeooo:rsid="0018b5c1"/>
    </style:style>
    <style:style style:name="T9" style:family="text">
      <style:text-properties style:text-underline-style="none" officeooo:rsid="0015b763"/>
    </style:style>
    <style:style style:name="T10" style:family="text">
      <style:text-properties style:text-underline-style="none" officeooo:rsid="0018b5c1"/>
    </style:style>
    <style:style style:name="T11" style:family="text">
      <style:text-properties officeooo:rsid="00175601"/>
    </style:style>
    <style:style style:name="T12" style:family="text">
      <style:text-properties style:font-name="Liberation Serif1" fo:font-size="18pt" style:font-size-asian="18pt" style:font-size-complex="18pt"/>
    </style:style>
    <style:style style:name="T13" style:family="text">
      <style:text-properties style:text-position="sub 58%" style:font-name="Liberation Serif" fo:font-size="18pt" style:font-size-asian="18pt" style:font-size-complex="18pt"/>
    </style:style>
    <style:style style:name="T14" style:family="text">
      <style:text-properties style:text-position="sub 58%" style:font-name="Liberation Serif" fo:font-size="18pt" style:font-name-asian="Droid Sans Fallback" style:font-size-asian="18pt" style:font-name-complex="FreeSans" style:font-size-complex="18pt"/>
    </style:style>
    <style:style style:name="T15" style:family="text">
      <style:text-properties style:text-position="sub 58%" style:font-name="Liberation Serif" fo:font-size="18pt" officeooo:rsid="001b3330" style:font-name-asian="Droid Sans Fallback" style:font-size-asian="18pt" style:font-name-complex="FreeSans" style:font-size-complex="18pt"/>
    </style:style>
    <style:style style:name="T16" style:family="text">
      <style:text-properties style:text-position="sub 58%" style:font-name="Liberation Serif" fo:font-size="18pt" officeooo:rsid="0022e9d0" style:font-name-asian="Droid Sans Fallback" style:font-size-asian="18pt" style:font-name-complex="FreeSans" style:font-size-complex="18pt"/>
    </style:style>
    <style:style style:name="T17" style:family="text">
      <style:text-properties style:text-position="sub 58%" style:font-name="Liberation Serif1" fo:font-size="18pt" style:font-name-asian="Droid Sans Fallback" style:font-size-asian="18pt" style:font-name-complex="FreeSans" style:font-size-complex="18pt"/>
    </style:style>
    <style:style style:name="T18" style:family="text">
      <style:text-properties style:text-position="sub 58%" style:font-name="Liberation Serif1" fo:font-size="18pt" officeooo:rsid="0022e9d0" style:font-name-asian="Droid Sans Fallback" style:font-size-asian="18pt" style:font-name-complex="FreeSans" style:font-size-complex="18pt"/>
    </style:style>
    <style:style style:name="T19" style:family="text">
      <style:text-properties style:text-position="sub 58%" style:font-name="Liberation Serif1" fo:font-size="18pt" officeooo:rsid="0028ac18" style:font-name-asian="Droid Sans Fallback" style:font-size-asian="18pt" style:font-name-complex="FreeSans" style:font-size-complex="18pt"/>
    </style:style>
    <style:style style:name="T20" style:family="text">
      <style:text-properties style:text-position="sub 58%" style:font-name="Liberation Serif1" fo:font-size="18pt" officeooo:rsid="005abdc9" style:font-name-asian="Droid Sans Fallback" style:font-size-asian="18pt" style:font-name-complex="FreeSans" style:font-size-complex="18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style:text-position="0% 100%" style:font-name="Liberation Serif" fo:font-size="18pt" style:font-size-asian="18pt" style:font-size-complex="18pt"/>
    </style:style>
    <style:style style:name="T23" style:family="text">
      <style:text-properties style:text-position="0% 100%" style:font-name="Liberation Serif" fo:font-size="18pt" style:font-name-asian="Droid Sans Fallback" style:font-size-asian="18pt" style:font-name-complex="FreeSans" style:font-size-complex="18pt"/>
    </style:style>
    <style:style style:name="T24" style:family="text">
      <style:text-properties style:text-position="0% 100%" style:font-name="Liberation Serif" fo:font-size="18pt" officeooo:rsid="001b3330" style:font-name-asian="Droid Sans Fallback" style:font-size-asian="18pt" style:font-name-complex="FreeSans" style:font-size-complex="18pt"/>
    </style:style>
    <style:style style:name="T25" style:family="text">
      <style:text-properties style:text-position="0% 100%" style:font-name="Liberation Serif" fo:font-size="18pt" officeooo:rsid="001f9a49" style:font-name-asian="Droid Sans Fallback" style:font-size-asian="18pt" style:font-name-complex="FreeSans" style:font-size-complex="18pt"/>
    </style:style>
    <style:style style:name="T26" style:family="text">
      <style:text-properties style:text-position="0% 100%" style:font-name="Liberation Serif" fo:font-size="18pt" officeooo:rsid="00211796" style:font-name-asian="Droid Sans Fallback" style:font-size-asian="18pt" style:font-name-complex="FreeSans" style:font-size-complex="18pt"/>
    </style:style>
    <style:style style:name="T27" style:family="text">
      <style:text-properties style:text-position="0% 100%" style:font-name="Liberation Serif" fo:font-size="18pt" officeooo:rsid="0021dc28" style:font-name-asian="Droid Sans Fallback" style:font-size-asian="18pt" style:font-name-complex="FreeSans" style:font-size-complex="18pt"/>
    </style:style>
    <style:style style:name="T28" style:family="text">
      <style:text-properties style:text-position="0% 100%" style:font-name="Liberation Serif" fo:font-size="18pt" officeooo:rsid="00239f1d" style:font-name-asian="Droid Sans Fallback" style:font-size-asian="18pt" style:font-name-complex="FreeSans" style:font-size-complex="18pt"/>
    </style:style>
    <style:style style:name="T29" style:family="text">
      <style:text-properties style:text-position="0% 100%" style:font-name="Liberation Serif" fo:font-size="18pt" officeooo:rsid="0025bff5" style:font-name-asian="Droid Sans Fallback" style:font-size-asian="18pt" style:font-name-complex="FreeSans" style:font-size-complex="18pt"/>
    </style:style>
    <style:style style:name="T30" style:family="text">
      <style:text-properties style:text-position="0% 100%" style:font-name="Liberation Serif" fo:font-size="18pt" officeooo:rsid="002706a1" style:font-name-asian="Droid Sans Fallback" style:font-size-asian="18pt" style:font-name-complex="FreeSans" style:font-size-complex="18pt"/>
    </style:style>
    <style:style style:name="T31" style:family="text">
      <style:text-properties style:text-position="0% 100%" style:font-name="Liberation Serif" fo:font-size="18pt" officeooo:rsid="0029beda" style:font-name-asian="Droid Sans Fallback" style:font-size-asian="18pt" style:font-name-complex="FreeSans" style:font-size-complex="18pt"/>
    </style:style>
    <style:style style:name="T32" style:family="text">
      <style:text-properties style:text-position="0% 100%" style:font-name="Liberation Serif" fo:font-size="18pt" officeooo:rsid="005bddbe" style:font-name-asian="Droid Sans Fallback" style:font-size-asian="18pt" style:font-name-complex="FreeSans" style:font-size-complex="18pt"/>
    </style:style>
    <style:style style:name="T33" style:family="text">
      <style:text-properties style:text-position="0% 100%" style:font-name="Liberation Serif1" fo:font-size="18pt" style:font-size-asian="18pt" style:font-size-complex="18pt"/>
    </style:style>
    <style:style style:name="T34" style:family="text">
      <style:text-properties style:text-position="0% 100%" style:font-name="Liberation Serif1" fo:font-size="18pt" style:font-name-asian="Liberation Serif1" style:font-size-asian="18pt" style:font-name-complex="Liberation Serif1" style:font-size-complex="18pt"/>
    </style:style>
    <style:style style:name="T35" style:family="text">
      <style:text-properties style:text-position="0% 100%" style:font-name="Liberation Serif1" fo:font-size="18pt" officeooo:rsid="001b3330" style:font-name-asian="Liberation Serif1" style:font-size-asian="18pt" style:font-name-complex="Liberation Serif1" style:font-size-complex="18pt"/>
    </style:style>
    <style:style style:name="T36" style:family="text">
      <style:text-properties style:text-position="0% 100%" style:font-name="Liberation Serif1" fo:font-size="18pt" officeooo:rsid="0021dc28" style:font-name-asian="Liberation Serif1" style:font-size-asian="18pt" style:font-name-complex="Liberation Serif1" style:font-size-complex="18pt"/>
    </style:style>
    <style:style style:name="T37" style:family="text">
      <style:text-properties style:text-position="0% 100%" style:font-name="Liberation Serif1" fo:font-size="18pt" officeooo:rsid="0025bff5" style:font-name-asian="Liberation Serif1" style:font-size-asian="18pt" style:font-name-complex="Liberation Serif1" style:font-size-complex="18pt"/>
    </style:style>
    <style:style style:name="T38" style:family="text">
      <style:text-properties style:text-position="0% 100%" style:font-name="Liberation Serif1" fo:font-size="18pt" style:font-name-asian="Droid Sans Fallback" style:font-size-asian="18pt" style:font-name-complex="FreeSans" style:font-size-complex="18pt"/>
    </style:style>
    <style:style style:name="T39" style:family="text">
      <style:text-properties style:text-position="0% 100%" style:font-name="Liberation Serif1" fo:font-size="18pt" officeooo:rsid="001b3330" style:font-name-asian="Droid Sans Fallback" style:font-size-asian="18pt" style:font-name-complex="FreeSans" style:font-size-complex="18pt"/>
    </style:style>
    <style:style style:name="T40" style:family="text">
      <style:text-properties style:text-position="0% 100%" style:font-name="Liberation Serif1" fo:font-size="18pt" officeooo:rsid="0028ac18" style:font-name-asian="Droid Sans Fallback" style:font-size-asian="18pt" style:font-name-complex="FreeSans" style:font-size-complex="18pt"/>
    </style:style>
    <style:style style:name="T41" style:family="text">
      <style:text-properties style:text-position="0% 100%" style:font-name="Liberation Serif1" fo:font-size="18pt" officeooo:rsid="002bfa77" style:font-name-asian="Droid Sans Fallback" style:font-size-asian="18pt" style:font-name-complex="FreeSans" style:font-size-complex="18pt"/>
    </style:style>
    <style:style style:name="T42" style:family="text">
      <style:text-properties style:text-position="0% 100%" style:font-name="Liberation Serif1" fo:font-size="18pt" officeooo:rsid="0032efbb" style:font-name-asian="Droid Sans Fallback" style:font-size-asian="18pt" style:font-name-complex="FreeSans" style:font-size-complex="18pt"/>
    </style:style>
    <style:style style:name="T43" style:family="text">
      <style:text-properties style:text-position="0% 100%" style:font-name="Liberation Serif1" fo:font-size="18pt" officeooo:rsid="0034cd10" style:font-name-asian="Droid Sans Fallback" style:font-size-asian="18pt" style:font-name-complex="FreeSans" style:font-size-complex="18pt"/>
    </style:style>
    <style:style style:name="T44" style:family="text">
      <style:text-properties style:text-position="0% 100%" style:font-name="Liberation Serif1" fo:font-size="18pt" officeooo:rsid="0039d83f" style:font-name-asian="Droid Sans Fallback" style:font-size-asian="18pt" style:font-name-complex="FreeSans" style:font-size-complex="18pt"/>
    </style:style>
    <style:style style:name="T45" style:family="text">
      <style:text-properties style:text-position="0% 100%" style:font-name="Liberation Serif1" fo:font-size="18pt" officeooo:rsid="003eebdf" style:font-name-asian="Droid Sans Fallback" style:font-size-asian="18pt" style:font-name-complex="FreeSans" style:font-size-complex="18pt"/>
    </style:style>
    <style:style style:name="T46" style:family="text">
      <style:text-properties style:text-position="0% 100%" style:font-name="Liberation Serif1" fo:font-size="18pt" officeooo:rsid="004034c6" style:font-name-asian="Droid Sans Fallback" style:font-size-asian="18pt" style:font-name-complex="FreeSans" style:font-size-complex="18pt"/>
    </style:style>
    <style:style style:name="T47" style:family="text">
      <style:text-properties style:text-position="0% 100%" style:font-name="Liberation Serif1" fo:font-size="18pt" officeooo:rsid="004629c1" style:font-name-asian="Droid Sans Fallback" style:font-size-asian="18pt" style:font-name-complex="FreeSans" style:font-size-complex="18pt"/>
    </style:style>
    <style:style style:name="T48" style:family="text">
      <style:text-properties style:text-position="0% 100%" style:font-name="Liberation Serif1" fo:font-size="18pt" officeooo:rsid="0058bd59" style:font-name-asian="Droid Sans Fallback" style:font-size-asian="18pt" style:font-name-complex="FreeSans" style:font-size-complex="18pt"/>
    </style:style>
    <style:style style:name="T49" style:family="text">
      <style:text-properties officeooo:rsid="004a78eb"/>
    </style:style>
    <style:style style:name="T50" style:family="text">
      <style:text-properties officeooo:rsid="004b1f7c"/>
    </style:style>
    <style:style style:name="T51" style:family="text">
      <style:text-properties officeooo:rsid="004e23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B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8">A<text:span text:style-name="T11">I</text:span>d</text:p>
          </table:table-cell>
          <table:table-cell table:style-name="Table1.A1" office:value-type="string">
            <text:p text:style-name="P69"><text:span text:style-name="T2">F</text:span>irstname</text:p>
          </table:table-cell>
          <table:table-cell table:style-name="Table1.A1" office:value-type="string">
            <text:p text:style-name="P69"><text:span text:style-name="T2">L</text:span>astname</text:p>
          </table:table-cell>
          <table:table-cell table:style-name="Table1.A1" office:value-type="string">
            <text:p text:style-name="P69">dob</text:p>
          </table:table-cell>
        </table:table-row>
        <table:table-row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2"/>
          </table:table-cell>
          <table:table-cell table:style-name="Table1.D2" office:value-type="string">
            <text:p text:style-name="P72"/>
          </table:table-cell>
        </table:table-row>
      </table:table>
      <text:p text:style-name="P3"><text:tab/><text:tab/><text:tab/><text:tab/><text:tab/><text:tab/><text:tab/><text:span text:style-name="T5">Here the Primary key is </text:span><text:span text:style-name="T7">AI</text:span><text:span text:style-name="T6">d</text:span><text:span text:style-name="T9"> attribute</text:span></text:p>
      <text:p text:style-name="P1"><text:tab/><text:tab/>Actors Table</text:p>
      <text:p text:style-name="P1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7">D<text:span text:style-name="T11">I</text:span>d</text:p>
          </table:table-cell>
          <table:table-cell table:style-name="Table2.A1" office:value-type="string">
            <text:p text:style-name="P70"><text:span text:style-name="T2">F</text:span>irstname</text:p>
          </table:table-cell>
          <table:table-cell table:style-name="Table2.A1" office:value-type="string">
            <text:p text:style-name="P70"><text:span text:style-name="T2">L</text:span>astname</text:p>
          </table:table-cell>
          <table:table-cell table:style-name="Table2.A1" office:value-type="string">
            <text:p text:style-name="P70">dob</text:p>
          </table:table-cell>
        </table:table-row>
        <table:table-row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73"/>
          </table:table-cell>
          <table:table-cell table:style-name="Table2.D2" office:value-type="string">
            <text:p text:style-name="P73"/>
          </table:table-cell>
        </table:table-row>
      </table:table>
      <text:p text:style-name="P4"><text:tab/><text:tab/><text:tab/><text:tab/><text:tab/><text:tab/><text:tab/><text:span text:style-name="T5">Here the Primary key is </text:span><text:span text:style-name="T6">D</text:span><text:span text:style-name="T7">I</text:span><text:span text:style-name="T6">d</text:span><text:span text:style-name="T9"> attribute</text:span></text:p>
      <text:p text:style-name="P4"><text:tab/><text:tab/><text:span text:style-name="T1">Directors Table</text:span></text:p>
      <text:p text:style-name="P4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1">MRN</text:p>
          </table:table-cell>
          <table:table-cell table:style-name="Table3.A1" office:value-type="string">
            <text:p text:style-name="P71">Title</text:p>
          </table:table-cell>
          <table:table-cell table:style-name="Table3.A1" office:value-type="string">
            <text:p text:style-name="P71">Year</text:p>
          </table:table-cell>
          <table:table-cell table:style-name="Table3.A1" office:value-type="string">
            <text:p text:style-name="P71">Genre</text:p>
          </table:table-cell>
        </table:table-row>
        <table:table-row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D2" office:value-type="string">
            <text:p text:style-name="P74"/>
          </table:table-cell>
        </table:table-row>
      </table:table>
      <text:p text:style-name="P8"><text:tab/><text:tab/><text:tab/><text:tab/><text:tab/><text:tab/><text:tab/><text:span text:style-name="T5">Here the Primary key is </text:span><text:span text:style-name="T7">MRN</text:span><text:span text:style-name="T9"> attribute</text:span></text:p>
      <text:p text:style-name="P5"><text:tab/><text:tab/><text:span text:style-name="T2">Movies Table</text:span></text:p>
      <text:p text:style-name="P5"/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9">A<text:span text:style-name="T11">I</text:span>d</text:p>
          </table:table-cell>
          <table:table-cell table:style-name="Table4.A1" office:value-type="string">
            <text:p text:style-name="P82">MRN</text:p>
          </table:table-cell>
        </table:table-row>
        <table:table-row>
          <table:table-cell table:style-name="Table4.A2" office:value-type="string">
            <text:p text:style-name="P75"/>
          </table:table-cell>
          <table:table-cell table:style-name="Table4.B2" office:value-type="string">
            <text:p text:style-name="P75"/>
          </table:table-cell>
        </table:table-row>
      </table:table>
      <text:p text:style-name="P8"><text:tab/><text:tab/><text:tab/><text:tab/><text:tab/><text:tab/><text:span text:style-name="T5">Here the Primary key is (</text:span><text:span text:style-name="T6">A</text:span><text:span text:style-name="T8">I</text:span><text:span text:style-name="T6">d,</text:span><text:span text:style-name="T8">MRN</text:span><text:span text:style-name="T10">) set of </text:span><text:span text:style-name="T9">attribute</text:span><text:span text:style-name="T10">s</text:span></text:p>
      <text:p text:style-name="P6"><text:tab/><text:span text:style-name="T3">Starred Relationship Table</text:span></text:p>
      <text:p text:style-name="P6"/>
      <text:p text:style-name="P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0"><text:span text:style-name="T4">DI</text:span>d</text:p>
          </table:table-cell>
          <table:table-cell table:style-name="Table5.A1" office:value-type="string">
            <text:p text:style-name="P83">MRN</text:p>
          </table:table-cell>
        </table:table-row>
        <table:table-row>
          <table:table-cell table:style-name="Table5.A2" office:value-type="string">
            <text:p text:style-name="P76"/>
          </table:table-cell>
          <table:table-cell table:style-name="Table5.B2" office:value-type="string">
            <text:p text:style-name="P76"/>
          </table:table-cell>
        </table:table-row>
      </table:table>
      <text:p text:style-name="P8"><text:tab/><text:tab/><text:tab/><text:tab/><text:tab/><text:tab/><text:span text:style-name="T5">Here the Primary key is (</text:span><text:span text:style-name="T6">D</text:span><text:span text:style-name="T8">I</text:span><text:span text:style-name="T6">d,</text:span><text:span text:style-name="T8">MRN</text:span><text:span text:style-name="T10">) set of</text:span><text:span text:style-name="T9"> attribute</text:span><text:span text:style-name="T10">s</text:span></text:p>
      <text:p text:style-name="P7"><text:tab/><text:span text:style-name="T4">Directed Relationship Table</text:span></text:p>
      <text:p text:style-name="P7"/>
      <text:p text:style-name="P7"/>
      <text:p text:style-name="P9">1. C.</text:p>
      <text:p text:style-name="P9"/>
      <text:p text:style-name="P18">i.</text:p>
      <text:p text:style-name="P10"><text:span text:style-name="T21">SRK = </text:span><text:span text:style-name="T12">Π</text:span><text:span text:style-name="T13">AId</text:span><text:span text:style-name="T21">(</text:span><text:span text:style-name="T12">σ</text:span><text:span text:style-name="T13">firstname = “Shahrukh”, lastname=”Khan”</text:span><text:span text:style-name="T22">(Actors))</text:span></text:p>
      <text:p text:style-name="P10"><text:span text:style-name="T22">Ans. = </text:span><text:span text:style-name="T33">Π</text:span><text:span text:style-name="T13">title, year</text:span><text:span text:style-name="T22">(</text:span><text:span text:style-name="T33">σ</text:span><text:span text:style-name="T13">AId = SRK</text:span><text:span text:style-name="T22">(Starred </text:span><text:span text:style-name="T34">►◄</text:span><text:span text:style-name="T23"> Movies))</text:span></text:p>
      <text:p text:style-name="P19"/>
      <text:p text:style-name="P19">ii.</text:p>
      <text:p text:style-name="P20">SRK in part (i) is the AId of Actor “Shahrukh” “Khan”</text:p>
      <text:p text:style-name="P11"><text:span text:style-name="T23">D</text:span><text:span text:style-name="T26">SRK</text:span><text:span text:style-name="T14"> </text:span><text:span text:style-name="T23">= </text:span><text:span text:style-name="T39">Π</text:span><text:span text:style-name="T14">DId</text:span><text:span text:style-name="T24">(</text:span><text:span text:style-name="T39">σ</text:span><text:span text:style-name="T15">firstname = “Shahrukh”, lastname=”Khan”</text:span><text:span text:style-name="T24">(</text:span><text:span text:style-name="T23">Directors</text:span><text:span text:style-name="T24">))</text:span></text:p>
      <text:p text:style-name="P12"><text:span text:style-name="T24">i</text:span><text:span text:style-name="T25">s</text:span><text:span text:style-name="T23"> the DId of Director “Shahrukh Khan”</text:span></text:p>
      <text:p text:style-name="P13"><text:span text:style-name="T23">Ans. = (</text:span><text:span text:style-name="T39">Π</text:span><text:span text:style-name="T15">title, year</text:span><text:span text:style-name="T24">(</text:span><text:span text:style-name="T39">σ</text:span><text:span text:style-name="T15">AId = SRK</text:span><text:span text:style-name="T24">(Starred </text:span><text:span text:style-name="T35">►◄</text:span><text:span text:style-name="T24"> Movies))</text:span><text:span text:style-name="T27">) </text:span><text:span text:style-name="T36">∩</text:span><text:span text:style-name="T27"> (</text:span><text:span text:style-name="T39">Π</text:span><text:span text:style-name="T15">title, year</text:span><text:span text:style-name="T24">(</text:span><text:span text:style-name="T39">σ</text:span><text:span text:style-name="T18">D</text:span><text:span text:style-name="T15">Id = </text:span><text:soft-page-break/><text:span text:style-name="T16">D</text:span><text:span text:style-name="T15">SRK</text:span><text:span text:style-name="T24">(</text:span><text:span text:style-name="T27">Direct</text:span><text:span text:style-name="T24">ed </text:span><text:span text:style-name="T35">►◄</text:span><text:span text:style-name="T24"> Movies))</text:span><text:span text:style-name="T27">)</text:span></text:p>
      <text:p text:style-name="P21"/>
      <text:p text:style-name="P14"><text:span text:style-name="T27">i</text:span><text:span text:style-name="T23">ii.</text:span></text:p>
      <text:p text:style-name="P14"><text:span text:style-name="T28">Ans. = </text:span><text:span text:style-name="T39">σ</text:span><text:span text:style-name="T17">genre=”thriller”,year&gt;2000</text:span><text:span text:style-name="T23">(</text:span><text:span text:style-name="T39">Π</text:span><text:span text:style-name="T15">title, year, </text:span><text:span text:style-name="T14">genre</text:span><text:span text:style-name="T24">(</text:span><text:span text:style-name="T39">σ</text:span><text:span text:style-name="T15">AId = SRK</text:span><text:span text:style-name="T24">(Starred </text:span><text:span text:style-name="T35">►◄</text:span><text:span text:style-name="T24"> Movies))</text:span><text:span text:style-name="T23">)</text:span></text:p>
      <text:p text:style-name="P22"/>
      <text:p text:style-name="P24">iv.</text:p>
      <text:p text:style-name="P67"><text:span text:style-name="T31">S</text:span><text:span text:style-name="T23">RK_movies = </text:span><text:span text:style-name="T39">Π</text:span><text:span text:style-name="T17">MRN</text:span><text:span text:style-name="T38">(</text:span><text:span text:style-name="T39">σ</text:span><text:span text:style-name="T17">AId=SRK</text:span><text:span text:style-name="T38">(Starred </text:span><text:span text:style-name="T35">►◄</text:span><text:span text:style-name="T34">Movies))</text:span></text:p>
      <text:p text:style-name="P67"><text:span text:style-name="T34">SRK_dob = </text:span><text:span text:style-name="T39">Π</text:span><text:span text:style-name="T17">dob</text:span><text:span text:style-name="T38">(</text:span><text:span text:style-name="T39">σ</text:span><text:span text:style-name="T17">AId=SRK</text:span><text:span text:style-name="T38">(Actors))</text:span></text:p>
      <text:p text:style-name="P68"><text:span text:style-name="T38">Ans. = </text:span><text:span text:style-name="T39">Π</text:span><text:span text:style-name="T17">firstname,lastname</text:span><text:span text:style-name="T48">(</text:span><text:span text:style-name="T39">σ</text:span><text:span text:style-name="T17">MRN є SRK_movies, A</text:span><text:span text:style-name="T20">I</text:span><text:span text:style-name="T17">d=SRK</text:span><text:span text:style-name="T48">(</text:span><text:span text:style-name="T38">Actors</text:span><text:span text:style-name="T35">►◄</text:span><text:span text:style-name="T34">Starred)) </text:span><text:span text:style-name="T36">∩ </text:span></text:p>
      <text:p text:style-name="P68"><text:span text:style-name="T36"><text:tab/> </text:span><text:span text:style-name="T39">Π</text:span><text:span text:style-name="T17">firstname,lastname</text:span><text:span text:style-name="T48">(</text:span><text:span text:style-name="T39">σ</text:span><text:span text:style-name="T17">SRK_dob – Actors.dob &gt;= 10</text:span><text:span text:style-name="T48">(</text:span><text:span text:style-name="T38">Actors))</text:span></text:p>
      <text:p text:style-name="P23"/>
      <text:p text:style-name="P16"><text:span text:style-name="T23">v. </text:span><text:span text:style-name="T29">ADM </text:span><text:span text:style-name="T30">(combined table of all relationships</text:span><text:span text:style-name="T32">)</text:span></text:p>
      <text:p text:style-name="P15"><text:span text:style-name="T29">= (Actors</text:span><text:span text:style-name="T24"> </text:span><text:span text:style-name="T35">►◄</text:span><text:span text:style-name="T24"> </text:span><text:span text:style-name="T29">Starred)</text:span><text:span text:style-name="T35">►◄</text:span><text:span text:style-name="T37">Movies</text:span><text:span text:style-name="T35">►◄</text:span><text:span text:style-name="T37">(Directors</text:span><text:span text:style-name="T35">►◄</text:span><text:span text:style-name="T37">Directed)</text:span></text:p>
      <text:p text:style-name="P25"/>
      <text:p text:style-name="P17"><text:span text:style-name="T37">S</text:span><text:span text:style-name="T34">ADM (Combined Director and Movies Table when Shahrukh Khan was actor)</text:span></text:p>
      <text:p text:style-name="P17"><text:span text:style-name="T34">= </text:span><text:span text:style-name="T39">σ</text:span><text:span text:style-name="T17">actors.firstname=”Shahrukh”,actors.lastname=”Khan”</text:span><text:span text:style-name="T38">(ADM)</text:span></text:p>
      <text:p text:style-name="P26"/>
      <text:p text:style-name="P26">DFS (Director Frequency for Shahrukh Khan)</text:p>
      <text:p text:style-name="P17"><text:span text:style-name="T38">= </text:span><text:span text:style-name="T17">directors.DId,directors.firstname,directors.lastname</text:span><text:span text:style-name="T38">Count</text:span><text:span text:style-name="T17">MRN</text:span><text:span text:style-name="T38">(SADM)</text:span></text:p>
      <text:p text:style-name="P26"/>
      <text:p text:style-name="P17"><text:span text:style-name="T38">Ans. = </text:span><text:span text:style-name="T40">Max</text:span><text:span text:style-name="T19">no of movies</text:span><text:span text:style-name="T40">(DFS)</text:span></text:p>
      <text:p text:style-name="P27"/>
      <text:p text:style-name="P27"/>
      <text:p text:style-name="P57"><text:span text:style-name="T40">1. </text:span><text:span text:style-name="T38">D.</text:span></text:p>
      <text:p text:style-name="P57"><text:span text:style-name="T40">S</text:span><text:span text:style-name="T38">QL commands:</text:span></text:p>
      <text:p text:style-name="P28"/>
      <text:p text:style-name="P28">&gt;create database seleri;</text:p>
      <text:p text:style-name="P28">&gt;use seleri;</text:p>
      <text:p text:style-name="P58"><text:span text:style-name="T38">&gt;</text:span><text:span text:style-name="T41">create table actors ( A_ID INT UNSIGNED NOT NULL, -&gt;firstname varchar(21), lastname varchar(21), dob DATE);</text:span></text:p>
      <text:p text:style-name="P59"><text:span text:style-name="T41">&gt;</text:span><text:span text:style-name="T38">create table directors ( D_ID INT UNSIGNED NOT NULL, -&gt;firstname varchar(21), lastname varchar(21), dob DATE );</text:span></text:p>
      <text:p text:style-name="P29">&gt;create table movies ( MRN INT UNSIGNED NOT NULL, </text:p>
      <text:p text:style-name="P29"><text:soft-page-break/>-&gt;title varchar(30), year INT(4) UNSIGNED, genre varchar(18) );</text:p>
      <text:p text:style-name="P30">&gt;create table starred ( A_ID INT UNSIGNED NOT NULL, </text:p>
      <text:p text:style-name="P30">-&gt;MRN INT UNSIGNED NOT NULL );</text:p>
      <text:p text:style-name="P31">&gt;create table directed ( D_ID INT UNSIGNED NOT NULL, -&gt;MRN INT UNSIGNED NOT NULL );</text:p>
      <text:p text:style-name="P31"/>
      <text:p text:style-name="P32">&gt;show tables;</text:p>
      <text:p text:style-name="P32">&gt;describe actors;</text:p>
      <text:p text:style-name="P32">+-----------+------------------+------+-----+---------+-------+</text:p>
      <text:p text:style-name="P32">| Field <text:s text:c="4"/>| Type <text:s text:c="12"/>| Null | Key | Default | Extra |</text:p>
      <text:p text:style-name="P32">+-----------+------------------+------+-----+---------+-------+</text:p>
      <text:p text:style-name="P32">| A_ID <text:s text:c="5"/>| int(10) unsigned | NO <text:s text:c="2"/>| <text:s text:c="4"/>| NULL <text:s text:c="3"/>| <text:s text:c="6"/>|</text:p>
      <text:p text:style-name="P32">| firstname | varchar(21) <text:s text:c="5"/>| YES <text:s/>| <text:s text:c="4"/>| NULL <text:s text:c="3"/>| <text:s text:c="6"/>|</text:p>
      <text:p text:style-name="P32">| lastname <text:s/>| varchar(21) <text:s text:c="5"/>| YES <text:s/>| <text:s text:c="4"/>| NULL <text:s text:c="3"/>| <text:s text:c="6"/>|</text:p>
      <text:p text:style-name="P32">| dob <text:s text:c="6"/>| date <text:s text:c="12"/>| YES <text:s/>| <text:s text:c="4"/>| NULL <text:s text:c="3"/>| <text:s text:c="6"/>|</text:p>
      <text:p text:style-name="P32">+-----------+------------------+------+-----+---------+-------+</text:p>
      <text:p text:style-name="P32">4 rows in set (0.00 sec)</text:p>
      <text:p text:style-name="P60"><text:span text:style-name="T38">&gt;</text:span><text:span text:style-name="T42">alter table actors add primary key (A_ID);</text:span></text:p>
      <text:p text:style-name="P33">&gt;alter table directors add primary key (D_ID);</text:p>
      <text:p text:style-name="P33">&gt;alter table movies add primary key (MRN);</text:p>
      <text:p text:style-name="P34">&gt;alter table starred add primary key (A_ID,MRN);</text:p>
      <text:p text:style-name="P34">#setting composite key</text:p>
      <text:p text:style-name="P34">&gt;alter table directed add primary key (D_ID,MRN);</text:p>
      <text:p text:style-name="P34"/>
      <text:p text:style-name="P61"><text:span text:style-name="T38">&gt;insert into actors set A_ID=30039, firstname="Shahrukh", -</text:span><text:span text:style-name="T43">&gt;</text:span><text:span text:style-name="T38">lastname="Khan", dob="1965-11-02";</text:span></text:p>
      <text:p text:style-name="P35">&gt; select * from actors;</text:p>
      <text:p text:style-name="P35">+-------+-----------+----------+------------+</text:p>
      <text:p text:style-name="P35">| A_ID <text:s/>| firstname | lastname | dob <text:s text:c="7"/>|</text:p>
      <text:p text:style-name="P35">+-------+-----------+----------+------------+</text:p>
      <text:p text:style-name="P35">| 30039 | Shahrukh <text:s/>| Khan <text:s text:c="4"/>| 1965-11-02 |</text:p>
      <text:p text:style-name="P35">+-------+-----------+----------+------------+</text:p>
      <text:p text:style-name="P35">1 row in set (0.00 sec)</text:p>
      <text:p text:style-name="P62"><text:span text:style-name="T38">&gt;</text:span><text:span text:style-name="T44">insert into actors set A_ID=10034, firstname="Amitabh", -&gt;lastname="Bachchan", dob="1942-10-11";</text:span></text:p>
      <text:p text:style-name="P63"><text:soft-page-break/><text:span text:style-name="T44">&gt;</text:span><text:span text:style-name="T38">insert into actors set A_ID=60003, firstname="Esha", -&gt;lastname="Gupta", dob="1985-11-28";</text:span></text:p>
      <text:p text:style-name="P36"/>
      <text:p text:style-name="P64"><text:span text:style-name="T38">&gt;</text:span><text:span text:style-name="T45">insert into directors set D_ID=4123, firstname="Rohit", -&gt;lastname="Shetty", dob="1976-11-28";</text:span></text:p>
      <text:p text:style-name="P37">&gt;insert into directors set D_ID=3123, firstname="Farah", -&gt;lastname="Khan", dob="1980-12-06";</text:p>
      <text:p text:style-name="P37">&gt;insert into directors set D_ID=7223, firstname="Shahrukh", -&gt;lastname="Khan", dob="1965-11-02";</text:p>
      <text:p text:style-name="P38">&gt;insert into directors set D_ID=3423, firstname="R.", -&gt;lastname="Balki", dob="1955-11-02";</text:p>
      <text:p text:style-name="P39">&gt;insert into directors set D_ID=4253, firstname="Prakash", -&gt;lastname="Jha", dob="1961-11-02";</text:p>
      <text:p text:style-name="P37"/>
      <text:p text:style-name="P40">&gt;insert into movies set MRN=129623, title="Om Shanti Om", -&gt;year=2007, genre="comedy";</text:p>
      <text:p text:style-name="P65"><text:span text:style-name="T38">&gt;insert into movies set MRN=152623, title="Chennai Express", -&gt;year=2013, genre="</text:span><text:span text:style-name="T46">thriller</text:span><text:span text:style-name="T38">";</text:span></text:p>
      <text:p text:style-name="P40">&gt;insert into movies set MRN=212623, title="kalu ram", -&gt;year=2017, genre="comedy";</text:p>
      <text:p text:style-name="P41">&gt;insert into movies set MRN=135423, title="Chakravyuh", -&gt;year=2012, genre="war";</text:p>
      <text:p text:style-name="P42">&gt;insert into movies set MRN=121423, title="Paa", year=2009, -&gt;genre="drama";</text:p>
      <text:p text:style-name="P42"/>
      <text:p text:style-name="P66"><text:span text:style-name="T38">&gt;</text:span><text:span text:style-name="T47">insert into directed set D_ID=3423, MRN=121423;</text:span></text:p>
      <text:p text:style-name="P43">&gt;insert into directed set D_ID=3123, MRN=129623;</text:p>
      <text:p text:style-name="P43">&gt;insert into directed set D_ID=4253, MRN=135423;</text:p>
      <text:p text:style-name="P43">&gt;insert into directed set D_ID=4123, MRN=152623;</text:p>
      <text:p text:style-name="P43">&gt;insert into directed set D_ID=7223, MRN=212623;</text:p>
      <text:p text:style-name="P43"/>
      <text:p text:style-name="P44">&gt;insert into starred set A_ID=10034, MRN=121423;</text:p>
      <text:p text:style-name="P44">&gt;insert into starred set A_ID=30039, MRN=129623;</text:p>
      <text:p text:style-name="P44">&gt;insert into starred set A_ID=30039, MRN=152623;</text:p>
      <text:p text:style-name="P44">&gt;insert into starred set A_ID=50307, MRN=129623;</text:p>
      <text:p text:style-name="P44"><text:soft-page-break/>&gt;insert into starred set A_ID=50307, MRN=152623;</text:p>
      <text:p text:style-name="P44">&gt;insert into starred set A_ID=30039, MRN=212623;</text:p>
      <text:p text:style-name="P44">&gt;insert into starred set A_ID=60003, MRN=135423;</text:p>
      <text:p text:style-name="P45">SQL Queries:</text:p>
      <text:p text:style-name="P46">i)</text:p>
      <text:p text:style-name="P46"><text:span text:style-name="T49">&gt;</text:span>select title, year from starred, movies where starred.MRN = movies.MRN and starred.A_ID in ( select A_ID from actors where actors.firstname="Shahrukh" and actors.lastname="Khan" ); <text:span text:style-name="T51">###execution time: (0.00 sec)</text:span></text:p>
      <text:p text:style-name="P48">or,</text:p>
      <text:p text:style-name="P48">&gt;select title, year from starred natural join movies where A_ID in ( select actors.A_ID from actors where actors.firstname="Shahrukh" and actors.lastname="Khan" );</text:p>
      <text:p text:style-name="P49">###execution time: (0.01 sec)</text:p>
      <text:p text:style-name="P46"/>
      <text:p text:style-name="P47">ii)</text:p>
      <text:p text:style-name="P50">&gt;select title, year from starred, movies where starred.MRN = movies.MRN and starred.A_ID in (select a.A_ID from actors as a where a.firstname="Shahrukh" and a.lastname="Khan") and movies.MRN in (select directed.MRN from directed, movies where directed.MRN = movies.MRN and directed.D_ID in (select directors.D_ID from directors where directors.firstname="Shahrukh" and directors.lastname="Khan"));</text:p>
      <text:p text:style-name="P50"/>
      <text:p text:style-name="P51">iii)</text:p>
      <text:p text:style-name="P52">&gt;select title, year, genre from starred, movies where starred.MRN=movies.MRN and starred.A_ID in (select a.A_ID from actors as a where a.firstname="Shahrukh" and a.lastname="Khan") and movies.genre="thriller" and year&gt;2000;</text:p>
      <text:p text:style-name="P52"/>
      <text:p text:style-name="P53">iv)</text:p>
      <text:p text:style-name="P54">&gt;select actors.firstname, actors.lastname from actors, starred where actors.A_ID=starred.A_ID and starred.MRN in (select starred.MRN from starred, movies where starred.MRN=movies.MRN and starred.A_ID in (select a.A_ID <text:soft-page-break/>from actors as a where a.firstname="Shahrukh" and a.lastname="Khan")) and starred.A_ID not in (select a.A_ID from actors as a where a.firstname="Shahrukh" and a.lastname="Khan") and actors.A_ID in (select b.A_ID from actors as a, actors as b where (YEAR(a.dob)-YEAR(b.dob)-(DATE_FORMAT(a.dob, '%m%d') &lt; DATE_FORMAT(b.dob, '%m%d')) &lt;= -10));</text:p>
      <text:p text:style-name="P54"/>
      <text:p text:style-name="P55">v)</text:p>
      <text:p text:style-name="P56">&gt;select max(dcount), did, df, dl from (select count(movies.MRN) as dcount, directors.D_ID as did, directors.firstname as df, directors.lastname as dl from actors, starred, directors, directed, movies where actors.A_ID = starred.A_ID and directors.D_ID = directed.D_ID and starred.MRN = movies.MRN and directed.MRN = movies.MRN and actors.firstname = "Shahrukh" and actors.lastname = "Khan" group by did) as dfrequency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lighter </meta:initial-creator>
    <meta:creation-date>2016-01-17T09:46:27.186504521</meta:creation-date>
    <dc:date>2016-01-21T15:00:44.666308271</dc:date>
    <dc:creator>enlighter </dc:creator>
    <meta:editing-duration>PT9H14M45S</meta:editing-duration>
    <meta:editing-cycles>75</meta:editing-cycles>
    <meta:generator>LibreOffice/5.0.3.2$Linux_X86_64 LibreOffice_project/00m0$Build-2</meta:generator>
    <meta:document-statistic meta:table-count="5" meta:image-count="0" meta:object-count="0" meta:page-count="6" meta:paragraph-count="124" meta:word-count="881" meta:character-count="6868" meta:non-whitespace-character-count="5974"/>
  </office:meta>
</office:document-meta>
</file>